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2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décembre 20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315541" calcext:value-type="float">
            <text:p>1315541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3782646 CANADA INC.</text:p>
          </table:table-cell>
          <table:table-cell table:style-name="ce10"/>
          <table:table-cell table:style-name="ce14" office:value-type="float" office:value="920.43" calcext:value-type="float">
            <text:p>920,43</text:p>
          </table:table-cell>
          <table:table-cell table:style-name="ce3" office:value-type="string" calcext:value-type="string">
            <text:p>Service - Enquêteur, détectiv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8331" calcext:value-type="float">
            <text:p>1298331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14" office:value-type="float" office:value="200" calcext:value-type="float">
            <text:p>200,0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1130" calcext:value-type="float">
            <text:p>1261130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ARBITRAGE MARCEL MORIN INC.</text:p>
          </table:table-cell>
          <table:table-cell table:style-name="ce10"/>
          <table:table-cell table:style-name="ce14" office:value-type="float" office:value="1181.11" calcext:value-type="float">
            <text:p>1181,11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733" calcext:value-type="float">
            <text:p>1310733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BARRETTE AVOCATS INC.</text:p>
          </table:table-cell>
          <table:table-cell table:style-name="ce10"/>
          <table:table-cell table:style-name="ce14" office:value-type="float" office:value="220.47" calcext:value-type="float">
            <text:p>220,47</text:p>
          </table:table-cell>
          <table:table-cell table:style-name="ce3" office:value-type="string" calcext:value-type="string">
            <text:p>Avoca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467" calcext:value-type="float">
            <text:p>1292467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BIRON GROUPE SANTE INC.</text:p>
          </table:table-cell>
          <table:table-cell table:style-name="ce10"/>
          <table:table-cell table:style-name="ce14" office:value-type="float" office:value="372.71" calcext:value-type="float">
            <text:p>372,71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298" calcext:value-type="float">
            <text:p>1312298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DENIS PROVENÇAL ARBITRAGE ET MEDIATION INC.</text:p>
          </table:table-cell>
          <table:table-cell table:style-name="ce10"/>
          <table:table-cell table:style-name="ce14" office:value-type="float" office:value="228.35" calcext:value-type="float">
            <text:p>228,35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573" calcext:value-type="float">
            <text:p>1317573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HOMEWOOD SANTE INC.</text:p>
          </table:table-cell>
          <table:table-cell table:style-name="ce10"/>
          <table:table-cell table:style-name="ce14" office:value-type="float" office:value="1757.49" calcext:value-type="float">
            <text:p>1757,49</text:p>
          </table:table-cell>
          <table:table-cell table:style-name="ce3" office:value-type="string" calcext:value-type="string">
            <text:p>Psychologue, Travailleur soci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508" calcext:value-type="float">
            <text:p>1276508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MAUREEN FLYNN ARBITRE &amp; MEDIATRICE S.A.</text:p>
          </table:table-cell>
          <table:table-cell table:style-name="ce10"/>
          <table:table-cell table:style-name="ce14" office:value-type="float" office:value="181.1" calcext:value-type="float">
            <text:p>181,10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541" calcext:value-type="float">
            <text:p>1317541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MORNEAU SHEPELL LTD.</text:p>
          </table:table-cell>
          <table:table-cell table:style-name="ce10"/>
          <table:table-cell table:style-name="ce14" office:value-type="float" office:value="495" calcext:value-type="float">
            <text:p>495,00</text:p>
          </table:table-cell>
          <table:table-cell table:style-name="ce3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51" calcext:value-type="float">
            <text:p>1272551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P.LAPLANTE &amp; ASSOCIES INC.</text:p>
          </table:table-cell>
          <table:table-cell table:style-name="ce10"/>
          <table:table-cell table:style-name="ce14" office:value-type="float" office:value="1592.14" calcext:value-type="float">
            <text:p>1592,14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316476" calcext:value-type="float">
            <text:p>1316476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0"/>
          <table:table-cell table:style-name="ce14" office:value-type="float" office:value="143.85" calcext:value-type="float">
            <text:p>143,85</text:p>
          </table:table-cell>
          <table:table-cell table:style-name="ce3" office:value-type="string" calcext:value-type="string">
            <text:p>Bottes, souliers et couvre-chaussu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0073" calcext:value-type="float">
            <text:p>1300073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14" office:value-type="float" office:value="12" calcext:value-type="float">
            <text:p>12,0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417" calcext:value-type="float">
            <text:p>1311417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10"/>
          <table:table-cell table:style-name="ce14" office:value-type="float" office:value="83.99" calcext:value-type="float">
            <text:p>83,99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300" calcext:value-type="float">
            <text:p>1316300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 office:value-type="string" calcext:value-type="string">
            <text:p>LES CONSULTANTS VERRET INC.</text:p>
          </table:table-cell>
          <table:table-cell table:style-name="ce11"/>
          <table:table-cell table:style-name="ce14" office:value-type="float" office:value="3145.64" calcext:value-type="float">
            <text:p>3145,64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48" calcext:value-type="float">
            <text:p>1313648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ONOMAT CANADA INC.</text:p>
          </table:table-cell>
          <table:table-cell table:style-name="ce10"/>
          <table:table-cell table:style-name="ce14" office:value-type="float" office:value="745.41" calcext:value-type="float">
            <text:p>745,41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54649" calcext:value-type="float">
            <text:p>1254649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3937" calcext:value-type="float">
            <text:p>1263937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/>
          <table:table-cell table:style-name="ce10"/>
          <table:table-cell table:style-name="ce14" office:value-type="float" office:value="3233.61" calcext:value-type="float">
            <text:p>3233,6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11" calcext:value-type="float">
            <text:p>1266511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/>
          <table:table-cell table:style-name="ce10"/>
          <table:table-cell table:style-name="ce14" office:value-type="float" office:value="918.64" calcext:value-type="float">
            <text:p>918,6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992" calcext:value-type="float">
            <text:p>1314992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BOUTY INC</text:p>
          </table:table-cell>
          <table:table-cell table:style-name="ce11"/>
          <table:table-cell table:style-name="ce14" office:value-type="float" office:value="307.27" calcext:value-type="float">
            <text:p>307,27</text:p>
          </table:table-cell>
          <table:table-cell table:style-name="ce3" office:value-type="string" calcext:value-type="string">
            <text:p>Chaise et fauteuil ergono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6355" calcext:value-type="float">
            <text:p>1296355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 office:value-type="string" calcext:value-type="string">
            <text:p>CNW-TELBEC INC</text:p>
          </table:table-cell>
          <table:table-cell table:style-name="ce11"/>
          <table:table-cell table:style-name="ce14" office:value-type="float" office:value="334.91" calcext:value-type="float">
            <text:p>334,91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086" calcext:value-type="float">
            <text:p>1317086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11" office:value-type="float" office:value="1163361" calcext:value-type="float">
            <text:p>1163361</text:p>
          </table:table-cell>
          <table:table-cell table:style-name="ce14" office:value-type="float" office:value="2251.98" calcext:value-type="float">
            <text:p>2251,9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4300" calcext:value-type="float">
            <text:p>1264300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DISTRIBUTIONS LG INC.</text:p>
          </table:table-cell>
          <table:table-cell table:style-name="ce11" office:value-type="float" office:value="1152445" calcext:value-type="float">
            <text:p>1152445</text:p>
          </table:table-cell>
          <table:table-cell table:style-name="ce14" office:value-type="float" office:value="485.56" calcext:value-type="float">
            <text:p>485,56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095" calcext:value-type="float">
            <text:p>1317095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LES SERVICES XPRESSION NUM.ERIC INC.</text:p>
          </table:table-cell>
          <table:table-cell table:style-name="ce10"/>
          <table:table-cell table:style-name="ce14" office:value-type="float" office:value="1900.27" calcext:value-type="float">
            <text:p>1900,27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641" calcext:value-type="float">
            <text:p>1314641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MICHEL HELLMAN</text:p>
          </table:table-cell>
          <table:table-cell table:style-name="ce10"/>
          <table:table-cell table:style-name="ce14" office:value-type="float" office:value="422" calcext:value-type="float">
            <text:p>422,0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490" calcext:value-type="float">
            <text:p>1266490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TRADUCTIONS TOM DONOVAN INC.</text:p>
          </table:table-cell>
          <table:table-cell/>
          <table:table-cell table:style-name="ce14" office:value-type="float" office:value="444.55" calcext:value-type="float">
            <text:p>444,55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314236" calcext:value-type="float">
            <text:p>1314236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10"/>
          <table:table-cell table:style-name="ce14" office:value-type="float" office:value="39.71" calcext:value-type="float">
            <text:p>39,71</text:p>
          </table:table-cell>
          <table:table-cell table:style-name="ce3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760" calcext:value-type="float">
            <text:p>1314760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RONA INC</text:p>
          </table:table-cell>
          <table:table-cell table:style-name="ce10"/>
          <table:table-cell table:style-name="ce14" office:value-type="float" office:value="237.27" calcext:value-type="float">
            <text:p>237,27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999" calcext:value-type="float">
            <text:p>1315999</text:p>
          </table:table-cell>
          <table:table-cell table:style-name="ce8" office:value-type="date" office:date-value="2018-12-14" calcext:value-type="date">
            <text:p>12-14-18</text:p>
          </table:table-cell>
          <table:table-cell table:style-name="ce3" office:value-type="string" calcext:value-type="string">
            <text:p>ZESTE DU MONDE</text:p>
          </table:table-cell>
          <table:table-cell table:style-name="ce10"/>
          <table:table-cell table:style-name="ce14" office:value-type="float" office:value="310.66" calcext:value-type="float">
            <text:p>310,66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315666" calcext:value-type="float">
            <text:p>1315666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ABC ENVIRONNEMENT INC.</text:p>
          </table:table-cell>
          <table:table-cell table:style-name="ce10"/>
          <table:table-cell table:style-name="ce14" office:value-type="float" office:value="22714.83" calcext:value-type="float">
            <text:p>22714,83</text:p>
          </table:table-cell>
          <table:table-cell table:style-name="ce3" office:value-type="string" calcext:value-type="string">
            <text:p>Service - Vidange de puisards, regards et fosses sept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035" calcext:value-type="float">
            <text:p>1317035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GROUPE ABS INC.</text:p>
          </table:table-cell>
          <table:table-cell table:style-name="ce10"/>
          <table:table-cell table:style-name="ce14" office:value-type="float" office:value="15973.85" calcext:value-type="float">
            <text:p>15973,85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798" calcext:value-type="float">
            <text:p>1312798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LES PLANTATIONS LETOURNEAU (PEPINIERE)</text:p>
          </table:table-cell>
          <table:table-cell table:style-name="ce10"/>
          <table:table-cell table:style-name="ce14" office:value-type="float" office:value="1580.06" calcext:value-type="float">
            <text:p>1580,06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219" calcext:value-type="float">
            <text:p>1314219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LOCATION LORDBEC INC.</text:p>
          </table:table-cell>
          <table:table-cell table:style-name="ce10"/>
          <table:table-cell table:style-name="ce14" office:value-type="float" office:value="22362.34" calcext:value-type="float">
            <text:p>22362,34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054" calcext:value-type="float">
            <text:p>1317054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SUMMUM ARPENTAGE</text:p>
          </table:table-cell>
          <table:table-cell table:style-name="ce10"/>
          <table:table-cell table:style-name="ce14" office:value-type="float" office:value="4776.93" calcext:value-type="float">
            <text:p>4776,93</text:p>
          </table:table-cell>
          <table:table-cell table:style-name="ce3" office:value-type="string" calcext:value-type="string">
            <text:p>Arpenteur-géomè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314578" calcext:value-type="float">
            <text:p>1314578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9264-6272 QUEBEC INC.</text:p>
          </table:table-cell>
          <table:table-cell table:style-name="ce10"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1352" calcext:value-type="float">
            <text:p>1261352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ALIMENTATION ERIC DA PONTE INC. – METRO</text:p>
          </table:table-cell>
          <table:table-cell table:style-name="ce10"/>
          <table:table-cell table:style-name="ce14" office:value-type="float" office:value="574.37" calcext:value-type="float">
            <text:p>574,37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92" calcext:value-type="float">
            <text:p>1312892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ASSOCIATION DES BIBLIOTHEQUES PUBLIQUES DU QUEBEC</text:p>
          </table:table-cell>
          <table:table-cell table:style-name="ce10"/>
          <table:table-cell table:style-name="ce14" office:value-type="float" office:value="2511.83" calcext:value-type="float">
            <text:p>2511,83</text:p>
          </table:table-cell>
          <table:table-cell table:style-name="ce3" office:value-type="string" calcext:value-type="string">
            <text:p>Liv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 table:style-name="ce10"/>
          <table:table-cell table:style-name="ce14" office:value-type="float" office:value="3180.46" calcext:value-type="float">
            <text:p>3180,46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71" calcext:value-type="float">
            <text:p>1312871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AUVITEC LTEE</text:p>
          </table:table-cell>
          <table:table-cell table:style-name="ce10"/>
          <table:table-cell table:style-name="ce14" office:value-type="float" office:value="1665.12" calcext:value-type="float">
            <text:p>1665,12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797" calcext:value-type="float">
            <text:p>1315797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BOO! DESIGN INC.</text:p>
          </table:table-cell>
          <table:table-cell table:style-name="ce10"/>
          <table:table-cell table:style-name="ce14" office:value-type="float" office:value="2650.93" calcext:value-type="float">
            <text:p>2650,9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921" calcext:value-type="float">
            <text:p>1312921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10"/>
          <table:table-cell table:style-name="ce14" office:value-type="float" office:value="604.89" calcext:value-type="float">
            <text:p>604,89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97" calcext:value-type="float">
            <text:p>1313697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COOPERATIVE DE L'UNIVERSITE LAVAL</text:p>
          </table:table-cell>
          <table:table-cell/>
          <table:table-cell table:style-name="ce14" office:value-type="float" office:value="516.54" calcext:value-type="float">
            <text:p>516,54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682" calcext:value-type="float">
            <text:p>1314682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/>
          <table:table-cell table:style-name="ce10"/>
          <table:table-cell table:style-name="ce14" office:value-type="float" office:value="4985.86" calcext:value-type="float">
            <text:p>4985,86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24" calcext:value-type="float">
            <text:p>1313524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CORPORATION DE DISTRIBUTION POUR SPECTACLE INC.</text:p>
          </table:table-cell>
          <table:table-cell/>
          <table:table-cell table:style-name="ce14" office:value-type="float" office:value="7449.52" calcext:value-type="float">
            <text:p>7449,52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572" calcext:value-type="float">
            <text:p>1314572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C.P.U. DESIGN INC.</text:p>
          </table:table-cell>
          <table:table-cell/>
          <table:table-cell table:style-name="ce14" office:value-type="float" office:value="96.38" calcext:value-type="float">
            <text:p>96,38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685" calcext:value-type="float">
            <text:p>1314685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/>
          <table:table-cell/>
          <table:table-cell table:style-name="ce14" office:value-type="float" office:value="6.43" calcext:value-type="float">
            <text:p>6,43</text:p>
          </table:table-cell>
          <table:table-cell table:style-name="ce3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89" calcext:value-type="float">
            <text:p>1312889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CPU SERVICE INC.</text:p>
          </table:table-cell>
          <table:table-cell/>
          <table:table-cell table:style-name="ce14" office:value-type="float" office:value="1079.79" calcext:value-type="float">
            <text:p>1079,79</text:p>
          </table:table-cell>
          <table:table-cell table:style-name="ce3" office:value-type="string" calcext:value-type="string">
            <text:p>Location - Photocopieur, télécopieur, imprimante et numéris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280780" calcext:value-type="float">
            <text:p>1280780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FERO TRANSPORT INC.</text:p>
          </table:table-cell>
          <table:table-cell/>
          <table:table-cell table:style-name="ce14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18" calcext:value-type="float">
            <text:p>1313518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LE DEVOIR INC.</text:p>
          </table:table-cell>
          <table:table-cell table:style-name="ce10"/>
          <table:table-cell table:style-name="ce14" office:value-type="float" office:value="1364.84" calcext:value-type="float">
            <text:p>1364,84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085" calcext:value-type="float">
            <text:p>1250085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PPG REVETEMENTS ARCHITECTURAUX CANADA INC.</text:p>
          </table:table-cell>
          <table:table-cell table:style-name="ce11"/>
          <table:table-cell table:style-name="ce14" office:value-type="float" office:value="15.01" calcext:value-type="float">
            <text:p>15,01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084" calcext:value-type="float">
            <text:p>1250084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QUINCAILLERIE COTE DES NEIGES</text:p>
          </table:table-cell>
          <table:table-cell table:style-name="ce10"/>
          <table:table-cell table:style-name="ce14" office:value-type="float" office:value="59.92" calcext:value-type="float">
            <text:p>59,9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590" calcext:value-type="float">
            <text:p>1314590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RESONANCES, AGENCE DE SPECTACLES INC.</text:p>
          </table:table-cell>
          <table:table-cell table:style-name="ce10"/>
          <table:table-cell table:style-name="ce14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19" calcext:value-type="float">
            <text:p>1313519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SOLOTECH INC</text:p>
          </table:table-cell>
          <table:table-cell/>
          <table:table-cell table:style-name="ce14" office:value-type="float" office:value="2102.05" calcext:value-type="float">
            <text:p>2102,05</text:p>
          </table:table-cell>
          <table:table-cell table:style-name="ce3" office:value-type="string" calcext:value-type="string">
            <text:p>Fils et câble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843" calcext:value-type="float">
            <text:p>1315843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/>
          <table:table-cell table:style-name="ce14" office:value-type="float" office:value="4150.18" calcext:value-type="float">
            <text:p>4150,18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060" calcext:value-type="float">
            <text:p>1315060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 office:value-type="string" calcext:value-type="string">
            <text:p>SYNDICAT DE COPROPRIETE DES TERRAINS BENNY FARM</text:p>
          </table:table-cell>
          <table:table-cell/>
          <table:table-cell table:style-name="ce14" office:value-type="float" office:value="4515.44" calcext:value-type="float">
            <text:p>4515,44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96" calcext:value-type="float">
            <text:p>1312896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TECHNO-GESTASS LTEE</text:p>
          </table:table-cell>
          <table:table-cell/>
          <table:table-cell table:style-name="ce14" office:value-type="float" office:value="1863.53" calcext:value-type="float">
            <text:p>1863,53</text:p>
          </table:table-cell>
          <table:table-cell table:style-name="ce3" office:value-type="string" calcext:value-type="string">
            <text:p>Photocopieur, télécopieur, imprimante et numéri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99" calcext:value-type="float">
            <text:p>1312899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VOXEL FACTORY INC.</text:p>
          </table:table-cell>
          <table:table-cell/>
          <table:table-cell table:style-name="ce14" office:value-type="float" office:value="1007.53" calcext:value-type="float">
            <text:p>1007,53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841" calcext:value-type="float">
            <text:p>1315841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/>
          <table:table-cell table:style-name="ce14" office:value-type="float" office:value="4538.08" calcext:value-type="float">
            <text:p>4538,08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15" calcext:value-type="float">
            <text:p>1313515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XYZ TECHNOLOGIE CULTURELLE INC.</text:p>
          </table:table-cell>
          <table:table-cell/>
          <table:table-cell table:style-name="ce14" office:value-type="float" office:value="1041.79" calcext:value-type="float">
            <text:p>1041,79</text:p>
          </table:table-cell>
          <table:table-cell table:style-name="ce3" office:value-type="string" calcext:value-type="string">
            <text:p>Service - Transport de co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312879" calcext:value-type="float">
            <text:p>1312879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1"/>
          <table:table-cell table:style-name="ce14" office:value-type="float" office:value="2238.54" calcext:value-type="float">
            <text:p>2238,54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574" calcext:value-type="float">
            <text:p>1314574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/>
          <table:table-cell table:style-name="ce11"/>
          <table:table-cell table:style-name="ce14" office:value-type="float" office:value="135.2" calcext:value-type="float">
            <text:p>135,20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316708" calcext:value-type="float">
            <text:p>1316708</text:p>
          </table:table-cell>
          <table:table-cell table:style-name="ce8" office:value-type="date" office:date-value="2018-12-18" calcext:value-type="date">
            <text:p>12-18-18</text:p>
          </table:table-cell>
          <table:table-cell table:style-name="ce3" office:value-type="string" calcext:value-type="string">
            <text:p>GROUPE TRIUM INC.</text:p>
          </table:table-cell>
          <table:table-cell table:style-name="ce10"/>
          <table:table-cell table:style-name="ce14" office:value-type="float" office:value="1089.77" calcext:value-type="float">
            <text:p>1089,77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772" calcext:value-type="float">
            <text:p>1314772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PROGAZON COMMERCIAL INC</text:p>
          </table:table-cell>
          <table:table-cell table:style-name="ce10"/>
          <table:table-cell table:style-name="ce14" office:value-type="float" office:value="2929.15" calcext:value-type="float">
            <text:p>2929,15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270089" calcext:value-type="float">
            <text:p>1270089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AGENCE RELIEF DESIGN.CA INC.</text:p>
          </table:table-cell>
          <table:table-cell table:style-name="ce10"/>
          <table:table-cell table:style-name="ce14" office:value-type="float" office:value="1496.07" calcext:value-type="float">
            <text:p>1496,07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506" calcext:value-type="float">
            <text:p>1317506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ALLIANCE QUEBECOISE DU LOISIR PUBLIC</text:p>
          </table:table-cell>
          <table:table-cell/>
          <table:table-cell table:style-name="ce14" office:value-type="float" office:value="311.81" calcext:value-type="float">
            <text:p>311,81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493" calcext:value-type="float">
            <text:p>1315493</text:p>
          </table:table-cell>
          <table:table-cell table:style-name="ce8" office:value-type="date" office:date-value="2018-12-12" calcext:value-type="date">
            <text:p>12-12-18</text:p>
          </table:table-cell>
          <table:table-cell table:style-name="ce3" office:value-type="string" calcext:value-type="string">
            <text:p>CLOTURE SOLIVAL INC.</text:p>
          </table:table-cell>
          <table:table-cell table:style-name="ce10"/>
          <table:table-cell table:style-name="ce14" office:value-type="float" office:value="971.13" calcext:value-type="float">
            <text:p>971,13</text:p>
          </table:table-cell>
          <table:table-cell table:style-name="ce3" office:value-type="string" calcext:value-type="string">
            <text:p>Clôture, barrière, rampe et balustr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367" calcext:value-type="float">
            <text:p>1313367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COMAQ, CORPORATION DES OFFICIERS MUNICIPAUX AGREES DU QUEBEC</text:p>
          </table:table-cell>
          <table:table-cell/>
          <table:table-cell table:style-name="ce14" office:value-type="float" office:value="545.93" calcext:value-type="float">
            <text:p>545,93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766" calcext:value-type="float">
            <text:p>1314766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GROUPE LMT INC.</text:p>
          </table:table-cell>
          <table:table-cell table:style-name="ce10"/>
          <table:table-cell table:style-name="ce14" office:value-type="float" office:value="1055.4" calcext:value-type="float">
            <text:p>1055,40</text:p>
          </table:table-cell>
          <table:table-cell table:style-name="ce3" office:value-type="string" calcext:value-type="string">
            <text:p>Service - Usinage, soud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840" calcext:value-type="float">
            <text:p>1257840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/>
          <table:table-cell table:style-name="ce14" office:value-type="float" office:value="131.23" calcext:value-type="float">
            <text:p>131,23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569" calcext:value-type="float">
            <text:p>1311569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LE DEVOIR INC.</text:p>
          </table:table-cell>
          <table:table-cell/>
          <table:table-cell table:style-name="ce14" office:value-type="float" office:value="1312.34" calcext:value-type="float">
            <text:p>1312,34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166" calcext:value-type="float">
            <text:p>1316166</text:p>
          </table:table-cell>
          <table:table-cell table:style-name="ce8" office:value-type="date" office:date-value="2018-12-14" calcext:value-type="date">
            <text:p>12-14-18</text:p>
          </table:table-cell>
          <table:table-cell table:style-name="ce3" office:value-type="string" calcext:value-type="string">
            <text:p>LES INDUSTRIES BELLON INC.</text:p>
          </table:table-cell>
          <table:table-cell table:style-name="ce10"/>
          <table:table-cell table:style-name="ce14" office:value-type="float" office:value="753.81" calcext:value-type="float">
            <text:p>753,81</text:p>
          </table:table-cell>
          <table:table-cell table:style-name="ce3" office:value-type="string" calcext:value-type="string">
            <text:p>Service - Entrepo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313378" calcext:value-type="float">
            <text:p>1313378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ASSOCIATION QUEBECOISE DU LOISIR MUNICIPAL (AQLM)</text:p>
          </table:table-cell>
          <table:table-cell/>
          <table:table-cell table:style-name="ce14" office:value-type="float" office:value="1155.61" calcext:value-type="float">
            <text:p>1155,61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1" calcext:value-type="float">
            <text:p>1266111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10"/>
          <table:table-cell table:style-name="ce14" office:value-type="float" office:value="1942.25" calcext:value-type="float">
            <text:p>1942,2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602" calcext:value-type="float">
            <text:p>1315602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HOMEWOOD SANTE INC.</text:p>
          </table:table-cell>
          <table:table-cell table:style-name="ce10"/>
          <table:table-cell table:style-name="ce14" office:value-type="float" office:value="2927.05" calcext:value-type="float">
            <text:p>2927,05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112" calcext:value-type="float">
            <text:p>1266112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10"/>
          <table:table-cell table:style-name="ce14" office:value-type="float" office:value="215.02" calcext:value-type="float">
            <text:p>215,02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983" calcext:value-type="float">
            <text:p>1314983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 office:value-type="string" calcext:value-type="string">
            <text:p>PRODUITS SANY</text:p>
          </table:table-cell>
          <table:table-cell table:style-name="ce10"/>
          <table:table-cell table:style-name="ce14" office:value-type="float" office:value="1030.79" calcext:value-type="float">
            <text:p>1030,79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04" calcext:value-type="float">
            <text:p>1313504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4" office:value-type="float" office:value="2456.71" calcext:value-type="float">
            <text:p>2456,7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314051" calcext:value-type="float">
            <text:p>1314051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14" office:value-type="float" office:value="1315" calcext:value-type="float">
            <text:p>1315,00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456" calcext:value-type="float">
            <text:p>1316456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 office:value-type="string" calcext:value-type="string">
            <text:p>CLOTURES SENTINELLE LTEE</text:p>
          </table:table-cell>
          <table:table-cell table:style-name="ce11"/>
          <table:table-cell table:style-name="ce14" office:value-type="float" office:value="7116.25" calcext:value-type="float">
            <text:p>7116,25</text:p>
          </table:table-cell>
          <table:table-cell table:style-name="ce3" office:value-type="string" calcext:value-type="string">
            <text:p>Clôture, barrière, rampe et balustr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785" calcext:value-type="float">
            <text:p>1312785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ESTAMPES RAY INC</text:p>
          </table:table-cell>
          <table:table-cell/>
          <table:table-cell table:style-name="ce14" office:value-type="float" office:value="430.45" calcext:value-type="float">
            <text:p>430,45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84" calcext:value-type="float">
            <text:p>1313584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GESTION NOVAFOR INC.</text:p>
          </table:table-cell>
          <table:table-cell table:style-name="ce10"/>
          <table:table-cell table:style-name="ce14" office:value-type="float" office:value="263.72" calcext:value-type="float">
            <text:p>263,72</text:p>
          </table:table-cell>
          <table:table-cell table:style-name="ce3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2-05" calcext:value-type="date">
            <text:p>12-05-18</text:p>
          </table:table-cell>
          <table:table-cell table:style-name="ce3"/>
          <table:table-cell table:style-name="ce10"/>
          <table:table-cell table:style-name="ce14" office:value-type="float" office:value="18.9" calcext:value-type="float">
            <text:p>18,90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11" calcext:value-type="float">
            <text:p>1313611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INOLEC</text:p>
          </table:table-cell>
          <table:table-cell table:style-name="ce11"/>
          <table:table-cell table:style-name="ce14" office:value-type="float" office:value="58.66" calcext:value-type="float">
            <text:p>58,66</text:p>
          </table:table-cell>
          <table:table-cell table:style-name="ce3" office:value-type="string" calcext:value-type="string">
            <text:p>Accessoires et fournitures de plomb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03" calcext:value-type="float">
            <text:p>1313503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LABRADOR SOURCE</text:p>
          </table:table-cell>
          <table:table-cell table:style-name="ce10"/>
          <table:table-cell table:style-name="ce14" office:value-type="float" office:value="916.33" calcext:value-type="float">
            <text:p>916,33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2-11" calcext:value-type="date">
            <text:p>12-11-18</text:p>
          </table:table-cell>
          <table:table-cell table:style-name="ce3"/>
          <table:table-cell/>
          <table:table-cell table:style-name="ce14" office:value-type="float" office:value="471.56" calcext:value-type="float">
            <text:p>471,56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275" calcext:value-type="float">
            <text:p>1315275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 office:value-type="string" calcext:value-type="string">
            <text:p>LANAUCO LTEE</text:p>
          </table:table-cell>
          <table:table-cell/>
          <table:table-cell table:style-name="ce14" office:value-type="float" office:value="1732.29" calcext:value-type="float">
            <text:p>1732,29</text:p>
          </table:table-cell>
          <table:table-cell table:style-name="ce3" office:value-type="string" calcext:value-type="string">
            <text:p>Entrepreneur en petits ouvrages de bét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284" calcext:value-type="float">
            <text:p>1316284</text:p>
          </table:table-cell>
          <table:table-cell table:style-name="ce8" office:value-type="date" office:date-value="2018-12-17" calcext:value-type="date">
            <text:p>12-17-18</text:p>
          </table:table-cell>
          <table:table-cell table:style-name="ce3" office:value-type="string" calcext:value-type="string">
            <text:p>LES CONSULTANTS VERRET INC.</text:p>
          </table:table-cell>
          <table:table-cell table:style-name="ce10"/>
          <table:table-cell table:style-name="ce14" office:value-type="float" office:value="5175.15" calcext:value-type="float">
            <text:p>5175,15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60" calcext:value-type="float">
            <text:p>1313660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LES DECORATEURS DE MONTREAL INC.</text:p>
          </table:table-cell>
          <table:table-cell table:style-name="ce10"/>
          <table:table-cell table:style-name="ce14" office:value-type="float" office:value="991.93" calcext:value-type="float">
            <text:p>991,93</text:p>
          </table:table-cell>
          <table:table-cell table:style-name="ce3" office:value-type="string" calcext:value-type="string">
            <text:p>Teinture, vernis, laque et préservati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529" calcext:value-type="float">
            <text:p>1313529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LES ENTREPRISES DOUGLAS POWERTECH INC</text:p>
          </table:table-cell>
          <table:table-cell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Location - Véhicule lourd, machinerie lourde et camion avec équipement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1584" calcext:value-type="float">
            <text:p>1251584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LOCATION GAMMA INC.</text:p>
          </table:table-cell>
          <table:table-cell/>
          <table:table-cell table:style-name="ce14" office:value-type="float" office:value="138.04" calcext:value-type="float">
            <text:p>138,04</text:p>
          </table:table-cell>
          <table:table-cell table:style-name="ce3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258" calcext:value-type="float">
            <text:p>1273258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10"/>
          <table:table-cell table:style-name="ce14" office:value-type="float" office:value="1457.22" calcext:value-type="float">
            <text:p>1457,22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9779" calcext:value-type="float">
            <text:p>1299779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10"/>
          <table:table-cell table:style-name="ce14" office:value-type="float" office:value="105.49" calcext:value-type="float">
            <text:p>105,49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06" calcext:value-type="float">
            <text:p>1312806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 table:style-name="ce10"/>
          <table:table-cell table:style-name="ce14" office:value-type="float" office:value="103.29" calcext:value-type="float">
            <text:p>103,29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 table:style-name="ce10"/>
          <table:table-cell table:style-name="ce14" office:value-type="float" office:value="46.37" calcext:value-type="float">
            <text:p>46,37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15" calcext:value-type="float">
            <text:p>1277515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SANIVAC</text:p>
          </table:table-cell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18" calcext:value-type="float">
            <text:p>1277518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22" calcext:value-type="float">
            <text:p>1277522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27" calcext:value-type="float">
            <text:p>1277527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31" calcext:value-type="float">
            <text:p>1277531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2" calcext:value-type="float">
            <text:p>1277542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77544" calcext:value-type="float">
            <text:p>1277544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SANIVAC</text:p>
          </table:table-cell>
          <table:table-cell table:style-name="ce10"/>
          <table:table-cell table:style-name="ce14" office:value-type="float" office:value="88.19" calcext:value-type="float">
            <text:p>88,19</text:p>
          </table:table-cell>
          <table:table-cell table:style-name="ce3" office:value-type="string" calcext:value-type="string">
            <text:p>Service - Nettoyage de graffiti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12-13" calcext:value-type="date">
            <text:p>12-13-18</text:p>
          </table:table-cell>
          <table:table-cell table:style-name="ce3"/>
          <table:table-cell table:style-name="ce11" office:value-type="float" office:value="1273977" calcext:value-type="float">
            <text:p>1273977</text:p>
          </table:table-cell>
          <table:table-cell table:style-name="ce14" office:value-type="float" office:value="94.01" calcext:value-type="float">
            <text:p>94,01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7545" calcext:value-type="float">
            <text:p>1277545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 table:style-name="ce10"/>
          <table:table-cell table:style-name="ce14" office:value-type="float" office:value="13.44" calcext:value-type="float">
            <text:p>13,44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22" calcext:value-type="float">
            <text:p>1313622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SECURITE LANDRY INC</text:p>
          </table:table-cell>
          <table:table-cell table:style-name="ce10"/>
          <table:table-cell table:style-name="ce14" office:value-type="float" office:value="307.08" calcext:value-type="float">
            <text:p>307,08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2804" calcext:value-type="float">
            <text:p>1312804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4" office:value-type="float" office:value="229.3" calcext:value-type="float">
            <text:p>229,30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161" calcext:value-type="float">
            <text:p>1315161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/>
          <table:table-cell/>
          <table:table-cell table:style-name="ce14" office:value-type="float" office:value="72.63" calcext:value-type="float">
            <text:p>72,63</text:p>
          </table:table-cell>
          <table:table-cell table:style-name="ce3" office:value-type="string" calcext:value-type="string">
            <text:p>Distributeur de produits nettoy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779" calcext:value-type="float">
            <text:p>1313779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XYLEME INC.</text:p>
          </table:table-cell>
          <table:table-cell/>
          <table:table-cell table:style-name="ce14" office:value-type="float" office:value="157.48" calcext:value-type="float">
            <text:p>157,48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313154" calcext:value-type="float">
            <text:p>1313154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BOUTY INC</text:p>
          </table:table-cell>
          <table:table-cell/>
          <table:table-cell table:style-name="ce14" office:value-type="float" office:value="1169.61" calcext:value-type="float">
            <text:p>1169,61</text:p>
          </table:table-cell>
          <table:table-cell table:style-name="ce3" office:value-type="string" calcext:value-type="string">
            <text:p>Chaise et fauteuil ergono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133" calcext:value-type="float">
            <text:p>1313133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 office:value-type="string" calcext:value-type="string">
            <text:p>DISTRIBUTION SPORTS LOISIRS - INSTALLATION INC.</text:p>
          </table:table-cell>
          <table:table-cell/>
          <table:table-cell table:style-name="ce14" office:value-type="float" office:value="734.67" calcext:value-type="float">
            <text:p>734,67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144" calcext:value-type="float">
            <text:p>1313144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/>
          <table:table-cell table:style-name="ce14" office:value-type="float" office:value="739.53" calcext:value-type="float">
            <text:p>739,53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166" calcext:value-type="float">
            <text:p>1313166</text:p>
          </table:table-cell>
          <table:table-cell table:style-name="ce8" office:value-type="date" office:date-value="2018-12-03" calcext:value-type="date">
            <text:p>12-03-18</text:p>
          </table:table-cell>
          <table:table-cell table:style-name="ce3"/>
          <table:table-cell/>
          <table:table-cell table:style-name="ce14" office:value-type="float" office:value="691.03" calcext:value-type="float">
            <text:p>691,03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491" calcext:value-type="float">
            <text:p>1313491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LE GROUPE SPORTS INTER PLUS INC.</text:p>
          </table:table-cell>
          <table:table-cell/>
          <table:table-cell table:style-name="ce14" office:value-type="float" office:value="483.94" calcext:value-type="float">
            <text:p>483,94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5" office:value-type="float" office:value="1313788" calcext:value-type="float">
            <text:p>1313788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9309-0496 QUEBEC INC.</text:p>
          </table:table-cell>
          <table:table-cell/>
          <table:table-cell table:style-name="ce14" office:value-type="float" office:value="1139.51" calcext:value-type="float">
            <text:p>1139,51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005" calcext:value-type="float">
            <text:p>1317005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/>
          <table:table-cell table:style-name="ce10"/>
          <table:table-cell table:style-name="ce14" office:value-type="float" office:value="2141.33" calcext:value-type="float">
            <text:p>2141,33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489" calcext:value-type="float">
            <text:p>1314489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10"/>
          <table:table-cell table:style-name="ce14" office:value-type="float" office:value="3139.13" calcext:value-type="float">
            <text:p>3139,13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153" calcext:value-type="float">
            <text:p>1316153</text:p>
          </table:table-cell>
          <table:table-cell table:style-name="ce8" office:value-type="date" office:date-value="2018-12-14" calcext:value-type="date">
            <text:p>12-14-18</text:p>
          </table:table-cell>
          <table:table-cell table:style-name="ce3" office:value-type="string" calcext:value-type="string">
            <text:p>AZUR INTECH INC.</text:p>
          </table:table-cell>
          <table:table-cell table:style-name="ce10"/>
          <table:table-cell table:style-name="ce14" office:value-type="float" office:value="1739.64" calcext:value-type="float">
            <text:p>1739,64</text:p>
          </table:table-cell>
          <table:table-cell table:style-name="ce3" office:value-type="string" calcext:value-type="string">
            <text:p>Accessoires et fourniture de mobilier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810" calcext:value-type="float">
            <text:p>1314810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COINAMATIC CANADA INC.</text:p>
          </table:table-cell>
          <table:table-cell table:style-name="ce11"/>
          <table:table-cell table:style-name="ce14" office:value-type="float" office:value="3779.55" calcext:value-type="float">
            <text:p>3779,55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958" calcext:value-type="float">
            <text:p>1313958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DMS DIVISION DE C.I.T.I.</text:p>
          </table:table-cell>
          <table:table-cell table:style-name="ce10"/>
          <table:table-cell table:style-name="ce14" office:value-type="float" office:value="246.72" calcext:value-type="float">
            <text:p>246,72</text:p>
          </table:table-cell>
          <table:table-cell table:style-name="ce3" office:value-type="string" calcext:value-type="string">
            <text:p>Accessoires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684" calcext:value-type="float">
            <text:p>1313684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PRODUITS SANY</text:p>
          </table:table-cell>
          <table:table-cell table:style-name="ce11"/>
          <table:table-cell table:style-name="ce14" office:value-type="float" office:value="302.36" calcext:value-type="float">
            <text:p>302,36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984" calcext:value-type="float">
            <text:p>1313984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185.43" calcext:value-type="float">
            <text:p>185,43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163" calcext:value-type="float">
            <text:p>1314163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/>
          <table:table-cell table:style-name="ce11"/>
          <table:table-cell table:style-name="ce14" office:value-type="float" office:value="772.45" calcext:value-type="float">
            <text:p>772,45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172" calcext:value-type="float">
            <text:p>1314172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/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213.11" calcext:value-type="float">
            <text:p>213,11</text:p>
          </table:table-cell>
          <table:table-cell table:style-name="ce3" office:value-type="string" calcext:value-type="string">
            <text:p>Produits de pap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806" calcext:value-type="float">
            <text:p>1314806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/>
          <table:table-cell table:style-name="ce11"/>
          <table:table-cell table:style-name="ce14" office:value-type="float" office:value="356.41" calcext:value-type="float">
            <text:p>356,41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OIE, JOSIE-ANNE</text:p>
          </table:table-cell>
          <table:table-cell table:style-name="ce5" office:value-type="float" office:value="1313852" calcext:value-type="float">
            <text:p>1313852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PRODUITS SANY</text:p>
          </table:table-cell>
          <table:table-cell table:style-name="ce11" office:value-type="float" office:value="1048199" calcext:value-type="float">
            <text:p>1048199</text:p>
          </table:table-cell>
          <table:table-cell table:style-name="ce14" office:value-type="float" office:value="664.86" calcext:value-type="float">
            <text:p>664,8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9812" calcext:value-type="float">
            <text:p>1309812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ROBERT BOILEAU INC</text:p>
          </table:table-cell>
          <table:table-cell table:style-name="ce11"/>
          <table:table-cell table:style-name="ce14" office:value-type="float" office:value="220.47" calcext:value-type="float">
            <text:p>220,47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055" calcext:value-type="float">
            <text:p>1315055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 office:value-type="string" calcext:value-type="string">
            <text:p>TENAQUIP LIMITED</text:p>
          </table:table-cell>
          <table:table-cell table:style-name="ce11"/>
          <table:table-cell table:style-name="ce14" office:value-type="float" office:value="521.11" calcext:value-type="float">
            <text:p>521,11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314694" calcext:value-type="float">
            <text:p>1314694</text:p>
          </table:table-cell>
          <table:table-cell table:style-name="ce8" office:value-type="date" office:date-value="2018-12-10" calcext:value-type="date">
            <text:p>12-10-18</text:p>
          </table:table-cell>
          <table:table-cell table:style-name="ce3" office:value-type="string" calcext:value-type="string">
            <text:p>AQUAM SPECIALISTE AQUATIQUE INC.</text:p>
          </table:table-cell>
          <table:table-cell table:style-name="ce11"/>
          <table:table-cell table:style-name="ce14" office:value-type="float" office:value="7492.69" calcext:value-type="float">
            <text:p>7492,69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0378" calcext:value-type="float">
            <text:p>1310378</text:p>
          </table:table-cell>
          <table:table-cell table:style-name="ce8" office:value-type="date" office:date-value="2018-12-07" calcext:value-type="date">
            <text:p>12-07-18</text:p>
          </table:table-cell>
          <table:table-cell table:style-name="ce3" office:value-type="string" calcext:value-type="string">
            <text:p>SYSTEMES CANADIEN KRONOS INC</text:p>
          </table:table-cell>
          <table:table-cell table:style-name="ce11"/>
          <table:table-cell table:style-name="ce14" office:value-type="float" office:value="263.51" calcext:value-type="float">
            <text:p>263,51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314041" calcext:value-type="float">
            <text:p>1314041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BIO-SOLUTIONS CR INC.</text:p>
          </table:table-cell>
          <table:table-cell table:style-name="ce11"/>
          <table:table-cell table:style-name="ce14" office:value-type="float" office:value="397.52" calcext:value-type="float">
            <text:p>397,52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3713" calcext:value-type="float">
            <text:p>1313713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BOO! DESIGN INC.</text:p>
          </table:table-cell>
          <table:table-cell/>
          <table:table-cell table:style-name="ce14" office:value-type="float" office:value="556.43" calcext:value-type="float">
            <text:p>556,4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1164" calcext:value-type="float">
            <text:p>1311164</text:p>
          </table:table-cell>
          <table:table-cell table:style-name="ce8" office:value-type="date" office:date-value="2018-12-14" calcext:value-type="date">
            <text:p>12-14-18</text:p>
          </table:table-cell>
          <table:table-cell table:style-name="ce3" office:value-type="string" calcext:value-type="string">
            <text:p>BUFFETS INSERE-JEUNES</text:p>
          </table:table-cell>
          <table:table-cell/>
          <table:table-cell table:style-name="ce14" office:value-type="float" office:value="2717.15" calcext:value-type="float">
            <text:p>2717,15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6769" calcext:value-type="float">
            <text:p>1316769</text:p>
          </table:table-cell>
          <table:table-cell table:style-name="ce8" office:value-type="date" office:date-value="2018-12-18" calcext:value-type="date">
            <text:p>12-18-18</text:p>
          </table:table-cell>
          <table:table-cell table:style-name="ce3" office:value-type="string" calcext:value-type="string">
            <text:p>COOPERATIVE DE L'UNIVERSITE LAVAL</text:p>
          </table:table-cell>
          <table:table-cell table:style-name="ce11"/>
          <table:table-cell table:style-name="ce14" office:value-type="float" office:value="1822.58" calcext:value-type="float">
            <text:p>1822,5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5617" calcext:value-type="float">
            <text:p>1315617</text:p>
          </table:table-cell>
          <table:table-cell table:style-name="ce8" office:value-type="date" office:date-value="2018-12-13" calcext:value-type="date">
            <text:p>12-13-18</text:p>
          </table:table-cell>
          <table:table-cell table:style-name="ce3" office:value-type="string" calcext:value-type="string">
            <text:p>CPU SERVICE INC.</text:p>
          </table:table-cell>
          <table:table-cell table:style-name="ce11"/>
          <table:table-cell table:style-name="ce14" office:value-type="float" office:value="1584.43" calcext:value-type="float">
            <text:p>1584,43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5713" calcext:value-type="float">
            <text:p>1295713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ECHAFAUDS PLUS (LAVAL) INC</text:p>
          </table:table-cell>
          <table:table-cell table:style-name="ce11"/>
          <table:table-cell table:style-name="ce14" office:value-type="float" office:value="3527.58" calcext:value-type="float">
            <text:p>3527,58</text:p>
          </table:table-cell>
          <table:table-cell table:style-name="ce3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256" calcext:value-type="float">
            <text:p>1314256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GAZ METRO PLUS</text:p>
          </table:table-cell>
          <table:table-cell table:style-name="ce11"/>
          <table:table-cell table:style-name="ce14" office:value-type="float" office:value="1916.16" calcext:value-type="float">
            <text:p>1916,16</text:p>
          </table:table-cell>
          <table:table-cell table:style-name="ce3" office:value-type="string" calcext:value-type="string">
            <text:p>Réparation/Entretien - Appareil et système de chauff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3945" calcext:value-type="float">
            <text:p>1303945</text:p>
          </table:table-cell>
          <table:table-cell table:style-name="ce8" office:value-type="date" office:date-value="2018-12-19" calcext:value-type="date">
            <text:p>12-19-18</text:p>
          </table:table-cell>
          <table:table-cell table:style-name="ce3" office:value-type="string" calcext:value-type="string">
            <text:p>GROUPE SANYVAN INC.</text:p>
          </table:table-cell>
          <table:table-cell table:style-name="ce11"/>
          <table:table-cell table:style-name="ce14" office:value-type="float" office:value="6857" calcext:value-type="float">
            <text:p>6857,00</text:p>
          </table:table-cell>
          <table:table-cell table:style-name="ce3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5710" calcext:value-type="float">
            <text:p>1295710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INGETEC, EXPERTS-CONSEILS EN BATIMENT INC.</text:p>
          </table:table-cell>
          <table:table-cell table:style-name="ce11"/>
          <table:table-cell table:style-name="ce14" office:value-type="float" office:value="3438.34" calcext:value-type="float">
            <text:p>3438,3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430" calcext:value-type="float">
            <text:p>1317430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/>
          <table:table-cell table:style-name="ce11"/>
          <table:table-cell table:style-name="ce14" office:value-type="float" office:value="1837.28" calcext:value-type="float">
            <text:p>1837,28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01243" calcext:value-type="float">
            <text:p>1301243</text:p>
          </table:table-cell>
          <table:table-cell table:style-name="ce8" office:value-type="date" office:date-value="2018-12-05" calcext:value-type="date">
            <text:p>12-05-18</text:p>
          </table:table-cell>
          <table:table-cell table:style-name="ce3" office:value-type="string" calcext:value-type="string">
            <text:p>LES MATERIAUX DE CONSTRUCTION R. OLIGNY LTEE</text:p>
          </table:table-cell>
          <table:table-cell table:style-name="ce11"/>
          <table:table-cell table:style-name="ce14" office:value-type="float" office:value="1489.35" calcext:value-type="float">
            <text:p>1489,35</text:p>
          </table:table-cell>
          <table:table-cell table:style-name="ce3" office:value-type="string" calcext:value-type="string">
            <text:p>Produit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1770" calcext:value-type="float">
            <text:p>1121770</text:p>
          </table:table-cell>
          <table:table-cell table:style-name="ce8" office:value-type="date" office:date-value="2018-12-20" calcext:value-type="date">
            <text:p>12-20-18</text:p>
          </table:table-cell>
          <table:table-cell table:style-name="ce3" office:value-type="string" calcext:value-type="string">
            <text:p>NATURE-ACTION QUEBEC INC</text:p>
          </table:table-cell>
          <table:table-cell table:style-name="ce11"/>
          <table:table-cell table:style-name="ce14" office:value-type="float" office:value="3450" calcext:value-type="float">
            <text:p>3450,00</text:p>
          </table:table-cell>
          <table:table-cell table:style-name="ce3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9056" calcext:value-type="float">
            <text:p>1249056</text:p>
          </table:table-cell>
          <table:table-cell table:style-name="ce8" office:value-type="date" office:date-value="2018-12-04" calcext:value-type="date">
            <text:p>12-04-18</text:p>
          </table:table-cell>
          <table:table-cell table:style-name="ce3" office:value-type="string" calcext:value-type="string">
            <text:p>PAQUETTE &amp; ASSOCIES, HUISSIERS DE JUSTICE S.E.N.C.R.L.</text:p>
          </table:table-cell>
          <table:table-cell table:style-name="ce11"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7431" calcext:value-type="float">
            <text:p>1317431</text:p>
          </table:table-cell>
          <table:table-cell table:style-name="ce8" office:value-type="date" office:date-value="2018-12-21" calcext:value-type="date">
            <text:p>12-21-18</text:p>
          </table:table-cell>
          <table:table-cell table:style-name="ce3" office:value-type="string" calcext:value-type="string">
            <text:p>SINISTRE MONTREAL</text:p>
          </table:table-cell>
          <table:table-cell table:style-name="ce11"/>
          <table:table-cell table:style-name="ce14" office:value-type="float" office:value="2763.25" calcext:value-type="float">
            <text:p>2763,25</text:p>
          </table:table-cell>
          <table:table-cell table:style-name="ce3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314257" calcext:value-type="float">
            <text:p>1314257</text:p>
          </table:table-cell>
          <table:table-cell table:style-name="ce8" office:value-type="date" office:date-value="2018-12-06" calcext:value-type="date">
            <text:p>12-06-18</text:p>
          </table:table-cell>
          <table:table-cell table:style-name="ce3" office:value-type="string" calcext:value-type="string">
            <text:p>LES EDITIONS YVON BLAIS INC</text:p>
          </table:table-cell>
          <table:table-cell/>
          <table:table-cell table:style-name="ce14" office:value-type="float" office:value="138.6" calcext:value-type="float">
            <text:p>138,60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314988" calcext:value-type="float">
            <text:p>1314988</text:p>
          </table:table-cell>
          <table:table-cell table:style-name="ce8" office:value-type="date" office:date-value="2018-12-11" calcext:value-type="date">
            <text:p>12-11-18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4" office:value-type="float" office:value="2400" calcext:value-type="float">
            <text:p>2400,00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/>
          <table:table-cell table:style-name="ce3"/>
          <table:table-cell/>
          <table:table-cell table:style-name="ce15" office:value-type="float" office:value="1904072.82" calcext:value-type="float">
            <text:p>1904072,82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5"/>
          <table:table-cell table:style-name="ce8"/>
          <table:table-cell table:style-name="ce3"/>
          <table:table-cell/>
          <table:table-cell table:style-name="ce14"/>
          <table:table-cell table:style-name="ce3"/>
          <table:table-cell table:number-columns-repeated="1017"/>
        </table:table-row>
        <table:table-row table:style-name="ro1" table:number-rows-repeated="2">
          <table:table-cell table:style-name="ce3"/>
          <table:table-cell table:style-name="ce5"/>
          <table:table-cell table:style-name="ce8"/>
          <table:table-cell table:style-name="ce3"/>
          <table:table-cell/>
          <table:table-cell table:style-name="ce14"/>
          <table:table-cell table:style-name="ce3"/>
          <table:table-cell table:number-columns-repeated="1017"/>
        </table:table-row>
        <table:table-row table:style-name="ro1">
          <table:table-cell/>
          <table:table-cell table:style-name="ce5"/>
          <table:table-cell table:style-name="ce8"/>
          <table:table-cell table:style-name="ce3"/>
          <table:table-cell table:style-name="ce11"/>
          <table:table-cell table:style-name="ce14"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8:44:10</meta:creation-date>
    <dc:date>2019-04-16T14:26:15.655000000</dc:date>
    <meta:editing-duration>PT2M4S</meta:editing-duration>
    <meta:editing-cycles>1</meta:editing-cycles>
    <meta:generator>LibreOffice/6.2.2.2$Windows_x86 LibreOffice_project/2b840030fec2aae0fd2658d8d4f9548af4e3518d</meta:generator>
    <meta:document-statistic meta:table-count="3" meta:cell-count="728" meta:object-count="0"/>
  </office:meta>
</office:document-meta>
</file>